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float" office:value="44713.3935862327" calcext:value-type="float">
            <text:p>44713.3935862327</text:p>
          </table:table-cell>
          <table:table-cell office:value-type="float" office:value="34852.7077970612" calcext:value-type="float">
            <text:p>34852.7077970612</text:p>
          </table:table-cell>
          <table:table-cell office:value-type="float" office:value="6022.88463389832" calcext:value-type="float">
            <text:p>6022.88463389832</text:p>
          </table:table-cell>
          <table:table-cell table:formula="of:=SUM([.B20:.B105])" office:value-type="float" office:value="2594449.79896537" calcext:value-type="float">
            <text:p>2594449.79896537</text:p>
          </table:table-cell>
        </table:table-row>
        <table:table-row table:style-name="ro1">
          <table:table-cell office:value-type="float" office:value="44717.3279353907" calcext:value-type="float">
            <text:p>44717.3279353907</text:p>
          </table:table-cell>
          <table:table-cell office:value-type="float" office:value="31226.945927455" calcext:value-type="float">
            <text:p>31226.945927455</text:p>
          </table:table-cell>
          <table:table-cell office:value-type="float" office:value="5318.33161529675" calcext:value-type="float">
            <text:p>5318.33161529675</text:p>
          </table:table-cell>
          <table:table-cell/>
        </table:table-row>
        <table:table-row table:style-name="ro1">
          <table:table-cell office:value-type="float" office:value="44720.371444455" calcext:value-type="float">
            <text:p>44720.371444455</text:p>
          </table:table-cell>
          <table:table-cell office:value-type="float" office:value="27740.0761630243" calcext:value-type="float">
            <text:p>27740.0761630243</text:p>
          </table:table-cell>
          <table:table-cell office:value-type="float" office:value="4836.46450956638" calcext:value-type="float">
            <text:p>4836.46450956638</text:p>
          </table:table-cell>
          <table:table-cell/>
        </table:table-row>
        <table:table-row table:style-name="ro1">
          <table:table-cell office:value-type="float" office:value="44722.7157101313" calcext:value-type="float">
            <text:p>44722.7157101313</text:p>
          </table:table-cell>
          <table:table-cell office:value-type="float" office:value="26860.006835799" calcext:value-type="float">
            <text:p>26860.006835799</text:p>
          </table:table-cell>
          <table:table-cell office:value-type="float" office:value="4956.85734192091" calcext:value-type="float">
            <text:p>4956.85734192091</text:p>
          </table:table-cell>
          <table:table-cell/>
        </table:table-row>
        <table:table-row table:style-name="ro1">
          <table:table-cell office:value-type="float" office:value="44725.4890129469" calcext:value-type="float">
            <text:p>44725.4890129469</text:p>
          </table:table-cell>
          <table:table-cell office:value-type="float" office:value="30129.9265000969" calcext:value-type="float">
            <text:p>30129.9265000969</text:p>
          </table:table-cell>
          <table:table-cell office:value-type="float" office:value="5836.28207786229" calcext:value-type="float">
            <text:p>5836.28207786229</text:p>
          </table:table-cell>
          <table:table-cell table:formula="of:=SUM([.A1:.A105])" office:value-type="float" office:value="4712816.40801452" calcext:value-type="float">
            <text:p>4712816.40801452</text:p>
          </table:table-cell>
        </table:table-row>
        <table:table-row table:style-name="ro1">
          <table:table-cell office:value-type="float" office:value="44729.934787665" calcext:value-type="float">
            <text:p>44729.934787665</text:p>
          </table:table-cell>
          <table:table-cell office:value-type="float" office:value="36627.7923260138" calcext:value-type="float">
            <text:p>36627.7923260138</text:p>
          </table:table-cell>
          <table:table-cell office:value-type="float" office:value="7194.19394435332" calcext:value-type="float">
            <text:p>7194.19394435332</text:p>
          </table:table-cell>
          <table:table-cell/>
        </table:table-row>
        <table:table-row table:style-name="ro1">
          <table:table-cell office:value-type="float" office:value="44736.3109975002" calcext:value-type="float">
            <text:p>44736.3109975002</text:p>
          </table:table-cell>
          <table:table-cell office:value-type="float" office:value="42968.1450314872" calcext:value-type="float">
            <text:p>42968.1450314872</text:p>
          </table:table-cell>
          <table:table-cell office:value-type="float" office:value="8361.21496848647" calcext:value-type="float">
            <text:p>8361.21496848647</text:p>
          </table:table-cell>
          <table:table-cell/>
        </table:table-row>
        <table:table-row table:style-name="ro1">
          <table:table-cell office:value-type="float" office:value="44743.5099948868" calcext:value-type="float">
            <text:p>44743.5099948868</text:p>
          </table:table-cell>
          <table:table-cell office:value-type="float" office:value="45163.1649120607" calcext:value-type="float">
            <text:p>45163.1649120607</text:p>
          </table:table-cell>
          <table:table-cell office:value-type="float" office:value="8627.45493755936" calcext:value-type="float">
            <text:p>8627.45493755936</text:p>
          </table:table-cell>
          <table:table-cell/>
        </table:table-row>
        <table:table-row table:style-name="ro1">
          <table:table-cell office:value-type="float" office:value="44749.7805839246" calcext:value-type="float">
            <text:p>44749.7805839246</text:p>
          </table:table-cell>
          <table:table-cell office:value-type="float" office:value="41148.4480431099" calcext:value-type="float">
            <text:p>41148.4480431099</text:p>
          </table:table-cell>
          <table:table-cell office:value-type="float" office:value="7679.03368405921" calcext:value-type="float">
            <text:p>7679.03368405921</text:p>
          </table:table-cell>
          <table:table-cell/>
        </table:table-row>
        <table:table-row table:style-name="ro1">
          <table:table-cell office:value-type="float" office:value="44753.9437309784" calcext:value-type="float">
            <text:p>44753.9437309784</text:p>
          </table:table-cell>
          <table:table-cell office:value-type="float" office:value="32142.2695358587" calcext:value-type="float">
            <text:p>32142.2695358587</text:p>
          </table:table-cell>
          <table:table-cell office:value-type="float" office:value="5810.0295586935" calcext:value-type="float">
            <text:p>5810.0295586935</text:p>
          </table:table-cell>
          <table:table-cell table:formula="of:=SUM([.C1:.C105])" office:value-type="float" office:value="562797.545626666" calcext:value-type="float">
            <text:p>562797.545626666</text:p>
          </table:table-cell>
        </table:table-row>
        <table:table-row table:style-name="ro1">
          <table:table-cell office:value-type="float" office:value="44756.0684081775" calcext:value-type="float">
            <text:p>44756.0684081775</text:p>
          </table:table-cell>
          <table:table-cell office:value-type="float" office:value="21850.7158196598" calcext:value-type="float">
            <text:p>21850.7158196598</text:p>
          </table:table-cell>
          <table:table-cell office:value-type="float" office:value="3748.55761141038" calcext:value-type="float">
            <text:p>3748.55761141038</text:p>
          </table:table-cell>
          <table:table-cell/>
        </table:table-row>
        <table:table-row table:style-name="ro1">
          <table:table-cell office:value-type="float" office:value="44757.1063730851" calcext:value-type="float">
            <text:p>44757.1063730851</text:p>
          </table:table-cell>
          <table:table-cell office:value-type="float" office:value="14169.9952539901" calcext:value-type="float">
            <text:p>14169.9952539901</text:p>
          </table:table-cell>
          <table:table-cell office:value-type="float" office:value="2224.20022168828" calcext:value-type="float">
            <text:p>2224.20022168828</text:p>
          </table:table-cell>
          <table:table-cell/>
        </table:table-row>
        <table:table-row table:style-name="ro1">
          <table:table-cell office:value-type="float" office:value="44757.9457895696" calcext:value-type="float">
            <text:p>44757.9457895696</text:p>
          </table:table-cell>
          <table:table-cell office:value-type="float" office:value="11096.0185382236" calcext:value-type="float">
            <text:p>11096.0185382236</text:p>
          </table:table-cell>
          <table:table-cell office:value-type="float" office:value="1589.50911926145" calcext:value-type="float">
            <text:p>1589.50911926145</text:p>
          </table:table-cell>
          <table:table-cell/>
        </table:table-row>
        <table:table-row table:style-name="ro1">
          <table:table-cell office:value-type="float" office:value="44758.81076514" calcext:value-type="float">
            <text:p>44758.81076514</text:p>
          </table:table-cell>
          <table:table-cell office:value-type="float" office:value="12195.4164321284" calcext:value-type="float">
            <text:p>12195.4164321284</text:p>
          </table:table-cell>
          <table:table-cell office:value-type="float" office:value="1740.18266387103" calcext:value-type="float">
            <text:p>1740.18266387103</text:p>
          </table:table-cell>
          <table:table-cell/>
        </table:table-row>
        <table:table-row table:style-name="ro1">
          <table:table-cell office:value-type="float" office:value="44759.4925021791" calcext:value-type="float">
            <text:p>44759.4925021791</text:p>
          </table:table-cell>
          <table:table-cell office:value-type="float" office:value="15640.7180663981" calcext:value-type="float">
            <text:p>15640.7180663981</text:p>
          </table:table-cell>
          <table:table-cell office:value-type="float" office:value="2327.95199462304" calcext:value-type="float">
            <text:p>2327.95199462304</text:p>
          </table:table-cell>
          <table:table-cell/>
        </table:table-row>
        <table:table-row table:style-name="ro1">
          <table:table-cell office:value-type="float" office:value="44760.0287817607" calcext:value-type="float">
            <text:p>44760.0287817607</text:p>
          </table:table-cell>
          <table:table-cell office:value-type="float" office:value="19688.6062367625" calcext:value-type="float">
            <text:p>19688.6062367625</text:p>
          </table:table-cell>
          <table:table-cell office:value-type="float" office:value="3048.55239565352" calcext:value-type="float">
            <text:p>3048.55239565352</text:p>
          </table:table-cell>
          <table:table-cell/>
        </table:table-row>
        <table:table-row table:style-name="ro1">
          <table:table-cell office:value-type="float" office:value="44761.0285222318" calcext:value-type="float">
            <text:p>44761.0285222318</text:p>
          </table:table-cell>
          <table:table-cell office:value-type="float" office:value="23464.6800925927" calcext:value-type="float">
            <text:p>23464.6800925927</text:p>
          </table:table-cell>
          <table:table-cell office:value-type="float" office:value="3782.0337241289" calcext:value-type="float">
            <text:p>3782.0337241289</text:p>
          </table:table-cell>
          <table:table-cell/>
        </table:table-row>
        <table:table-row table:style-name="ro1">
          <table:table-cell office:value-type="float" office:value="44763.2620541102" calcext:value-type="float">
            <text:p>44763.2620541102</text:p>
          </table:table-cell>
          <table:table-cell office:value-type="float" office:value="26807.1634138227" calcext:value-type="float">
            <text:p>26807.1634138227</text:p>
          </table:table-cell>
          <table:table-cell office:value-type="float" office:value="4535.24343103142" calcext:value-type="float">
            <text:p>4535.24343103142</text:p>
          </table:table-cell>
          <table:table-cell/>
        </table:table-row>
        <table:table-row table:style-name="ro1">
          <table:table-cell office:value-type="float" office:value="44766.9406749017" calcext:value-type="float">
            <text:p>44766.9406749017</text:p>
          </table:table-cell>
          <table:table-cell office:value-type="float" office:value="29751.3488944462" calcext:value-type="float">
            <text:p>29751.3488944462</text:p>
          </table:table-cell>
          <table:table-cell office:value-type="float" office:value="5308.20044353324" calcext:value-type="float">
            <text:p>5308.20044353324</text:p>
          </table:table-cell>
          <table:table-cell/>
        </table:table-row>
        <table:table-row table:style-name="ro1">
          <table:table-cell office:value-type="float" office:value="44771.4553397683" calcext:value-type="float">
            <text:p>44771.4553397683</text:p>
          </table:table-cell>
          <table:table-cell office:value-type="float" office:value="32279.6695253819" calcext:value-type="float">
            <text:p>32279.6695253819</text:p>
          </table:table-cell>
          <table:table-cell office:value-type="float" office:value="6028.81414569217" calcext:value-type="float">
            <text:p>6028.81414569217</text:p>
          </table:table-cell>
          <table:table-cell/>
        </table:table-row>
        <table:table-row table:style-name="ro1">
          <table:table-cell office:value-type="float" office:value="44775.8803590799" calcext:value-type="float">
            <text:p>44775.8803590799</text:p>
          </table:table-cell>
          <table:table-cell office:value-type="float" office:value="34386.7647319943" calcext:value-type="float">
            <text:p>34386.7647319943</text:p>
          </table:table-cell>
          <table:table-cell office:value-type="float" office:value="6588.05850539384" calcext:value-type="float">
            <text:p>6588.05850539384</text:p>
          </table:table-cell>
          <table:table-cell/>
        </table:table-row>
        <table:table-row table:style-name="ro1">
          <table:table-cell office:value-type="float" office:value="44779.7564413163" calcext:value-type="float">
            <text:p>44779.7564413163</text:p>
          </table:table-cell>
          <table:table-cell office:value-type="float" office:value="36078.9580677992" calcext:value-type="float">
            <text:p>36078.9580677992</text:p>
          </table:table-cell>
          <table:table-cell office:value-type="float" office:value="6899.82053135782" calcext:value-type="float">
            <text:p>6899.82053135782</text:p>
          </table:table-cell>
          <table:table-cell/>
        </table:table-row>
        <table:table-row table:style-name="ro1">
          <table:table-cell office:value-type="float" office:value="44783.3695480022" calcext:value-type="float">
            <text:p>44783.3695480022</text:p>
          </table:table-cell>
          <table:table-cell office:value-type="float" office:value="37127.5417280623" calcext:value-type="float">
            <text:p>37127.5417280623</text:p>
          </table:table-cell>
          <table:table-cell office:value-type="float" office:value="6915.41221698434" calcext:value-type="float">
            <text:p>6915.41221698434</text:p>
          </table:table-cell>
          <table:table-cell/>
        </table:table-row>
        <table:table-row table:style-name="ro1">
          <table:table-cell office:value-type="float" office:value="44787.2552361986" calcext:value-type="float">
            <text:p>44787.2552361986</text:p>
          </table:table-cell>
          <table:table-cell office:value-type="float" office:value="36917.1029390842" calcext:value-type="float">
            <text:p>36917.1029390842</text:p>
          </table:table-cell>
          <table:table-cell office:value-type="float" office:value="6611.92270208974" calcext:value-type="float">
            <text:p>6611.92270208974</text:p>
          </table:table-cell>
          <table:table-cell/>
        </table:table-row>
        <table:table-row table:style-name="ro1">
          <table:table-cell office:value-type="float" office:value="44791.465028693" calcext:value-type="float">
            <text:p>44791.465028693</text:p>
          </table:table-cell>
          <table:table-cell office:value-type="float" office:value="34852.7077970612" calcext:value-type="float">
            <text:p>34852.7077970612</text:p>
          </table:table-cell>
          <table:table-cell office:value-type="float" office:value="6022.88463389832" calcext:value-type="float">
            <text:p>6022.88463389832</text:p>
          </table:table-cell>
          <table:table-cell/>
        </table:table-row>
        <table:table-row table:style-name="ro1">
          <table:table-cell office:value-type="float" office:value="44795.399377851" calcext:value-type="float">
            <text:p>44795.399377851</text:p>
          </table:table-cell>
          <table:table-cell office:value-type="float" office:value="31226.945927455" calcext:value-type="float">
            <text:p>31226.945927455</text:p>
          </table:table-cell>
          <table:table-cell office:value-type="float" office:value="5318.33161529675" calcext:value-type="float">
            <text:p>5318.33161529675</text:p>
          </table:table-cell>
          <table:table-cell/>
        </table:table-row>
        <table:table-row table:style-name="ro1">
          <table:table-cell office:value-type="float" office:value="44798.4428869153" calcext:value-type="float">
            <text:p>44798.4428869153</text:p>
          </table:table-cell>
          <table:table-cell office:value-type="float" office:value="27740.0761630243" calcext:value-type="float">
            <text:p>27740.0761630243</text:p>
          </table:table-cell>
          <table:table-cell office:value-type="float" office:value="4836.46450956638" calcext:value-type="float">
            <text:p>4836.46450956638</text:p>
          </table:table-cell>
          <table:table-cell/>
        </table:table-row>
        <table:table-row table:style-name="ro1">
          <table:table-cell office:value-type="float" office:value="44800.7871525916" calcext:value-type="float">
            <text:p>44800.7871525916</text:p>
          </table:table-cell>
          <table:table-cell office:value-type="float" office:value="26860.006835799" calcext:value-type="float">
            <text:p>26860.006835799</text:p>
          </table:table-cell>
          <table:table-cell office:value-type="float" office:value="4956.85734192091" calcext:value-type="float">
            <text:p>4956.85734192091</text:p>
          </table:table-cell>
          <table:table-cell/>
        </table:table-row>
        <table:table-row table:style-name="ro1">
          <table:table-cell office:value-type="float" office:value="44803.5604554072" calcext:value-type="float">
            <text:p>44803.5604554072</text:p>
          </table:table-cell>
          <table:table-cell office:value-type="float" office:value="30129.9265000969" calcext:value-type="float">
            <text:p>30129.9265000969</text:p>
          </table:table-cell>
          <table:table-cell office:value-type="float" office:value="5836.28207786229" calcext:value-type="float">
            <text:p>5836.28207786229</text:p>
          </table:table-cell>
          <table:table-cell/>
        </table:table-row>
        <table:table-row table:style-name="ro1">
          <table:table-cell office:value-type="float" office:value="44808.0062301253" calcext:value-type="float">
            <text:p>44808.0062301253</text:p>
          </table:table-cell>
          <table:table-cell office:value-type="float" office:value="36627.7923260138" calcext:value-type="float">
            <text:p>36627.7923260138</text:p>
          </table:table-cell>
          <table:table-cell office:value-type="float" office:value="7194.19394435332" calcext:value-type="float">
            <text:p>7194.19394435332</text:p>
          </table:table-cell>
          <table:table-cell/>
        </table:table-row>
        <table:table-row table:style-name="ro1">
          <table:table-cell office:value-type="float" office:value="44814.3824399605" calcext:value-type="float">
            <text:p>44814.3824399605</text:p>
          </table:table-cell>
          <table:table-cell office:value-type="float" office:value="42968.1450314872" calcext:value-type="float">
            <text:p>42968.1450314872</text:p>
          </table:table-cell>
          <table:table-cell office:value-type="float" office:value="8361.21496848647" calcext:value-type="float">
            <text:p>8361.21496848647</text:p>
          </table:table-cell>
          <table:table-cell/>
        </table:table-row>
        <table:table-row table:style-name="ro1">
          <table:table-cell office:value-type="float" office:value="44821.5814373471" calcext:value-type="float">
            <text:p>44821.5814373471</text:p>
          </table:table-cell>
          <table:table-cell office:value-type="float" office:value="45163.1649120607" calcext:value-type="float">
            <text:p>45163.1649120607</text:p>
          </table:table-cell>
          <table:table-cell office:value-type="float" office:value="8627.45493755936" calcext:value-type="float">
            <text:p>8627.45493755936</text:p>
          </table:table-cell>
          <table:table-cell/>
        </table:table-row>
        <table:table-row table:style-name="ro1">
          <table:table-cell office:value-type="float" office:value="44827.8520263849" calcext:value-type="float">
            <text:p>44827.8520263849</text:p>
          </table:table-cell>
          <table:table-cell office:value-type="float" office:value="41148.4480431099" calcext:value-type="float">
            <text:p>41148.4480431099</text:p>
          </table:table-cell>
          <table:table-cell office:value-type="float" office:value="7679.03368405921" calcext:value-type="float">
            <text:p>7679.03368405921</text:p>
          </table:table-cell>
          <table:table-cell/>
        </table:table-row>
        <table:table-row table:style-name="ro1">
          <table:table-cell office:value-type="float" office:value="44832.0151734387" calcext:value-type="float">
            <text:p>44832.0151734387</text:p>
          </table:table-cell>
          <table:table-cell office:value-type="float" office:value="32142.2695358587" calcext:value-type="float">
            <text:p>32142.2695358587</text:p>
          </table:table-cell>
          <table:table-cell office:value-type="float" office:value="5810.0295586935" calcext:value-type="float">
            <text:p>5810.0295586935</text:p>
          </table:table-cell>
          <table:table-cell/>
        </table:table-row>
        <table:table-row table:style-name="ro1">
          <table:table-cell office:value-type="float" office:value="44834.1398506378" calcext:value-type="float">
            <text:p>44834.1398506378</text:p>
          </table:table-cell>
          <table:table-cell office:value-type="float" office:value="21850.7158196598" calcext:value-type="float">
            <text:p>21850.7158196598</text:p>
          </table:table-cell>
          <table:table-cell office:value-type="float" office:value="3748.55761141038" calcext:value-type="float">
            <text:p>3748.55761141038</text:p>
          </table:table-cell>
          <table:table-cell/>
        </table:table-row>
        <table:table-row table:style-name="ro1">
          <table:table-cell office:value-type="float" office:value="44835.1778155454" calcext:value-type="float">
            <text:p>44835.1778155454</text:p>
          </table:table-cell>
          <table:table-cell office:value-type="float" office:value="14169.9952539901" calcext:value-type="float">
            <text:p>14169.9952539901</text:p>
          </table:table-cell>
          <table:table-cell office:value-type="float" office:value="2224.20022168828" calcext:value-type="float">
            <text:p>2224.20022168828</text:p>
          </table:table-cell>
          <table:table-cell/>
        </table:table-row>
        <table:table-row table:style-name="ro1">
          <table:table-cell office:value-type="float" office:value="44836.0172320299" calcext:value-type="float">
            <text:p>44836.0172320299</text:p>
          </table:table-cell>
          <table:table-cell office:value-type="float" office:value="11096.0185382236" calcext:value-type="float">
            <text:p>11096.0185382236</text:p>
          </table:table-cell>
          <table:table-cell office:value-type="float" office:value="1589.50911926145" calcext:value-type="float">
            <text:p>1589.50911926145</text:p>
          </table:table-cell>
          <table:table-cell/>
        </table:table-row>
        <table:table-row table:style-name="ro1">
          <table:table-cell office:value-type="float" office:value="44836.8822076003" calcext:value-type="float">
            <text:p>44836.8822076003</text:p>
          </table:table-cell>
          <table:table-cell office:value-type="float" office:value="12195.4164321284" calcext:value-type="float">
            <text:p>12195.4164321284</text:p>
          </table:table-cell>
          <table:table-cell office:value-type="float" office:value="1740.18266387103" calcext:value-type="float">
            <text:p>1740.18266387103</text:p>
          </table:table-cell>
          <table:table-cell/>
        </table:table-row>
        <table:table-row table:style-name="ro1">
          <table:table-cell office:value-type="float" office:value="44837.5639446394" calcext:value-type="float">
            <text:p>44837.5639446394</text:p>
          </table:table-cell>
          <table:table-cell office:value-type="float" office:value="15640.7180663981" calcext:value-type="float">
            <text:p>15640.7180663981</text:p>
          </table:table-cell>
          <table:table-cell office:value-type="float" office:value="2327.95199462304" calcext:value-type="float">
            <text:p>2327.95199462304</text:p>
          </table:table-cell>
          <table:table-cell/>
        </table:table-row>
        <table:table-row table:style-name="ro1">
          <table:table-cell office:value-type="float" office:value="44838.100224221" calcext:value-type="float">
            <text:p>44838.100224221</text:p>
          </table:table-cell>
          <table:table-cell office:value-type="float" office:value="19688.6062367625" calcext:value-type="float">
            <text:p>19688.6062367625</text:p>
          </table:table-cell>
          <table:table-cell office:value-type="float" office:value="3048.55239565352" calcext:value-type="float">
            <text:p>3048.55239565352</text:p>
          </table:table-cell>
          <table:table-cell/>
        </table:table-row>
        <table:table-row table:style-name="ro1">
          <table:table-cell office:value-type="float" office:value="44839.0999646921" calcext:value-type="float">
            <text:p>44839.0999646921</text:p>
          </table:table-cell>
          <table:table-cell office:value-type="float" office:value="23464.6800925927" calcext:value-type="float">
            <text:p>23464.6800925927</text:p>
          </table:table-cell>
          <table:table-cell office:value-type="float" office:value="3782.0337241289" calcext:value-type="float">
            <text:p>3782.0337241289</text:p>
          </table:table-cell>
          <table:table-cell/>
        </table:table-row>
        <table:table-row table:style-name="ro1">
          <table:table-cell office:value-type="float" office:value="44841.3334965705" calcext:value-type="float">
            <text:p>44841.3334965705</text:p>
          </table:table-cell>
          <table:table-cell office:value-type="float" office:value="26807.1634138227" calcext:value-type="float">
            <text:p>26807.1634138227</text:p>
          </table:table-cell>
          <table:table-cell office:value-type="float" office:value="4535.24343103142" calcext:value-type="float">
            <text:p>4535.24343103142</text:p>
          </table:table-cell>
          <table:table-cell/>
        </table:table-row>
        <table:table-row table:style-name="ro1">
          <table:table-cell office:value-type="float" office:value="44845.012117362" calcext:value-type="float">
            <text:p>44845.012117362</text:p>
          </table:table-cell>
          <table:table-cell office:value-type="float" office:value="29751.3488944462" calcext:value-type="float">
            <text:p>29751.3488944462</text:p>
          </table:table-cell>
          <table:table-cell office:value-type="float" office:value="5308.20044353324" calcext:value-type="float">
            <text:p>5308.20044353324</text:p>
          </table:table-cell>
          <table:table-cell/>
        </table:table-row>
        <table:table-row table:style-name="ro1">
          <table:table-cell office:value-type="float" office:value="44849.5267822286" calcext:value-type="float">
            <text:p>44849.5267822286</text:p>
          </table:table-cell>
          <table:table-cell office:value-type="float" office:value="32279.6695253819" calcext:value-type="float">
            <text:p>32279.6695253819</text:p>
          </table:table-cell>
          <table:table-cell office:value-type="float" office:value="6028.81414569217" calcext:value-type="float">
            <text:p>6028.81414569217</text:p>
          </table:table-cell>
          <table:table-cell/>
        </table:table-row>
        <table:table-row table:style-name="ro1">
          <table:table-cell office:value-type="float" office:value="44853.9518015402" calcext:value-type="float">
            <text:p>44853.9518015402</text:p>
          </table:table-cell>
          <table:table-cell office:value-type="float" office:value="34386.7647319943" calcext:value-type="float">
            <text:p>34386.7647319943</text:p>
          </table:table-cell>
          <table:table-cell office:value-type="float" office:value="6588.05850539384" calcext:value-type="float">
            <text:p>6588.05850539384</text:p>
          </table:table-cell>
          <table:table-cell/>
        </table:table-row>
        <table:table-row table:style-name="ro1">
          <table:table-cell office:value-type="float" office:value="44857.8278837766" calcext:value-type="float">
            <text:p>44857.8278837766</text:p>
          </table:table-cell>
          <table:table-cell office:value-type="float" office:value="36078.9580677992" calcext:value-type="float">
            <text:p>36078.9580677992</text:p>
          </table:table-cell>
          <table:table-cell office:value-type="float" office:value="6899.82053135782" calcext:value-type="float">
            <text:p>6899.82053135782</text:p>
          </table:table-cell>
          <table:table-cell/>
        </table:table-row>
        <table:table-row table:style-name="ro1">
          <table:table-cell office:value-type="float" office:value="44861.4409904625" calcext:value-type="float">
            <text:p>44861.4409904625</text:p>
          </table:table-cell>
          <table:table-cell office:value-type="float" office:value="37127.5417280623" calcext:value-type="float">
            <text:p>37127.5417280623</text:p>
          </table:table-cell>
          <table:table-cell office:value-type="float" office:value="6915.41221698434" calcext:value-type="float">
            <text:p>6915.41221698434</text:p>
          </table:table-cell>
          <table:table-cell/>
        </table:table-row>
        <table:table-row table:style-name="ro1">
          <table:table-cell office:value-type="float" office:value="44865.3266786589" calcext:value-type="float">
            <text:p>44865.3266786589</text:p>
          </table:table-cell>
          <table:table-cell office:value-type="float" office:value="36917.1029390842" calcext:value-type="float">
            <text:p>36917.1029390842</text:p>
          </table:table-cell>
          <table:table-cell office:value-type="float" office:value="6611.92270208974" calcext:value-type="float">
            <text:p>6611.92270208974</text:p>
          </table:table-cell>
          <table:table-cell/>
        </table:table-row>
        <table:table-row table:style-name="ro1">
          <table:table-cell office:value-type="float" office:value="44869.5364711533" calcext:value-type="float">
            <text:p>44869.5364711533</text:p>
          </table:table-cell>
          <table:table-cell office:value-type="float" office:value="34852.7077970612" calcext:value-type="float">
            <text:p>34852.7077970612</text:p>
          </table:table-cell>
          <table:table-cell office:value-type="float" office:value="6022.88463389832" calcext:value-type="float">
            <text:p>6022.88463389832</text:p>
          </table:table-cell>
          <table:table-cell/>
        </table:table-row>
        <table:table-row table:style-name="ro1">
          <table:table-cell office:value-type="float" office:value="44873.4708203113" calcext:value-type="float">
            <text:p>44873.4708203113</text:p>
          </table:table-cell>
          <table:table-cell office:value-type="float" office:value="31226.945927455" calcext:value-type="float">
            <text:p>31226.945927455</text:p>
          </table:table-cell>
          <table:table-cell office:value-type="float" office:value="5318.33161529675" calcext:value-type="float">
            <text:p>5318.33161529675</text:p>
          </table:table-cell>
          <table:table-cell/>
        </table:table-row>
        <table:table-row table:style-name="ro1">
          <table:table-cell office:value-type="float" office:value="44876.5143293756" calcext:value-type="float">
            <text:p>44876.5143293756</text:p>
          </table:table-cell>
          <table:table-cell office:value-type="float" office:value="27740.0761630243" calcext:value-type="float">
            <text:p>27740.0761630243</text:p>
          </table:table-cell>
          <table:table-cell office:value-type="float" office:value="4836.46450956638" calcext:value-type="float">
            <text:p>4836.46450956638</text:p>
          </table:table-cell>
          <table:table-cell/>
        </table:table-row>
        <table:table-row table:style-name="ro1">
          <table:table-cell office:value-type="float" office:value="44878.8585950519" calcext:value-type="float">
            <text:p>44878.8585950519</text:p>
          </table:table-cell>
          <table:table-cell office:value-type="float" office:value="26860.006835799" calcext:value-type="float">
            <text:p>26860.006835799</text:p>
          </table:table-cell>
          <table:table-cell office:value-type="float" office:value="4956.85734192091" calcext:value-type="float">
            <text:p>4956.85734192091</text:p>
          </table:table-cell>
          <table:table-cell/>
        </table:table-row>
        <table:table-row table:style-name="ro1">
          <table:table-cell office:value-type="float" office:value="44881.6318978675" calcext:value-type="float">
            <text:p>44881.6318978675</text:p>
          </table:table-cell>
          <table:table-cell office:value-type="float" office:value="30129.9265000969" calcext:value-type="float">
            <text:p>30129.9265000969</text:p>
          </table:table-cell>
          <table:table-cell office:value-type="float" office:value="5836.28207786229" calcext:value-type="float">
            <text:p>5836.28207786229</text:p>
          </table:table-cell>
          <table:table-cell/>
        </table:table-row>
        <table:table-row table:style-name="ro1">
          <table:table-cell office:value-type="float" office:value="44886.0776725856" calcext:value-type="float">
            <text:p>44886.0776725856</text:p>
          </table:table-cell>
          <table:table-cell office:value-type="float" office:value="36627.7923260138" calcext:value-type="float">
            <text:p>36627.7923260138</text:p>
          </table:table-cell>
          <table:table-cell office:value-type="float" office:value="7194.19394435332" calcext:value-type="float">
            <text:p>7194.19394435332</text:p>
          </table:table-cell>
          <table:table-cell/>
        </table:table-row>
        <table:table-row table:style-name="ro1">
          <table:table-cell office:value-type="float" office:value="44892.4538824208" calcext:value-type="float">
            <text:p>44892.4538824208</text:p>
          </table:table-cell>
          <table:table-cell office:value-type="float" office:value="42968.1450314872" calcext:value-type="float">
            <text:p>42968.1450314872</text:p>
          </table:table-cell>
          <table:table-cell office:value-type="float" office:value="8361.21496848647" calcext:value-type="float">
            <text:p>8361.21496848647</text:p>
          </table:table-cell>
          <table:table-cell/>
        </table:table-row>
        <table:table-row table:style-name="ro1">
          <table:table-cell office:value-type="float" office:value="44899.6528798074" calcext:value-type="float">
            <text:p>44899.6528798074</text:p>
          </table:table-cell>
          <table:table-cell office:value-type="float" office:value="45163.1649120607" calcext:value-type="float">
            <text:p>45163.1649120607</text:p>
          </table:table-cell>
          <table:table-cell office:value-type="float" office:value="8627.45493755936" calcext:value-type="float">
            <text:p>8627.45493755936</text:p>
          </table:table-cell>
          <table:table-cell/>
        </table:table-row>
        <table:table-row table:style-name="ro1">
          <table:table-cell office:value-type="float" office:value="44905.9234688452" calcext:value-type="float">
            <text:p>44905.9234688452</text:p>
          </table:table-cell>
          <table:table-cell office:value-type="float" office:value="41148.4480431099" calcext:value-type="float">
            <text:p>41148.4480431099</text:p>
          </table:table-cell>
          <table:table-cell office:value-type="float" office:value="7679.03368405921" calcext:value-type="float">
            <text:p>7679.03368405921</text:p>
          </table:table-cell>
          <table:table-cell/>
        </table:table-row>
        <table:table-row table:style-name="ro1">
          <table:table-cell office:value-type="float" office:value="44910.086615899" calcext:value-type="float">
            <text:p>44910.086615899</text:p>
          </table:table-cell>
          <table:table-cell office:value-type="float" office:value="32142.2695358587" calcext:value-type="float">
            <text:p>32142.2695358587</text:p>
          </table:table-cell>
          <table:table-cell office:value-type="float" office:value="5810.0295586935" calcext:value-type="float">
            <text:p>5810.0295586935</text:p>
          </table:table-cell>
          <table:table-cell/>
        </table:table-row>
        <table:table-row table:style-name="ro1">
          <table:table-cell office:value-type="float" office:value="44912.2112930981" calcext:value-type="float">
            <text:p>44912.2112930981</text:p>
          </table:table-cell>
          <table:table-cell office:value-type="float" office:value="21850.7158196598" calcext:value-type="float">
            <text:p>21850.7158196598</text:p>
          </table:table-cell>
          <table:table-cell office:value-type="float" office:value="3748.55761141038" calcext:value-type="float">
            <text:p>3748.55761141038</text:p>
          </table:table-cell>
          <table:table-cell/>
        </table:table-row>
        <table:table-row table:style-name="ro1">
          <table:table-cell office:value-type="float" office:value="44913.2492580057" calcext:value-type="float">
            <text:p>44913.2492580057</text:p>
          </table:table-cell>
          <table:table-cell office:value-type="float" office:value="14169.9952539901" calcext:value-type="float">
            <text:p>14169.9952539901</text:p>
          </table:table-cell>
          <table:table-cell office:value-type="float" office:value="2224.20022168828" calcext:value-type="float">
            <text:p>2224.20022168828</text:p>
          </table:table-cell>
          <table:table-cell/>
        </table:table-row>
        <table:table-row table:style-name="ro1">
          <table:table-cell office:value-type="float" office:value="44914.0886744902" calcext:value-type="float">
            <text:p>44914.0886744902</text:p>
          </table:table-cell>
          <table:table-cell office:value-type="float" office:value="11096.0185382236" calcext:value-type="float">
            <text:p>11096.0185382236</text:p>
          </table:table-cell>
          <table:table-cell office:value-type="float" office:value="1589.50911926145" calcext:value-type="float">
            <text:p>1589.50911926145</text:p>
          </table:table-cell>
          <table:table-cell/>
        </table:table-row>
        <table:table-row table:style-name="ro1">
          <table:table-cell office:value-type="float" office:value="44914.9536500606" calcext:value-type="float">
            <text:p>44914.9536500606</text:p>
          </table:table-cell>
          <table:table-cell office:value-type="float" office:value="12195.4164321284" calcext:value-type="float">
            <text:p>12195.4164321284</text:p>
          </table:table-cell>
          <table:table-cell office:value-type="float" office:value="1740.18266387103" calcext:value-type="float">
            <text:p>1740.18266387103</text:p>
          </table:table-cell>
          <table:table-cell/>
        </table:table-row>
        <table:table-row table:style-name="ro1">
          <table:table-cell office:value-type="float" office:value="44915.6353870997" calcext:value-type="float">
            <text:p>44915.6353870997</text:p>
          </table:table-cell>
          <table:table-cell office:value-type="float" office:value="15640.7180663981" calcext:value-type="float">
            <text:p>15640.7180663981</text:p>
          </table:table-cell>
          <table:table-cell office:value-type="float" office:value="2327.95199462304" calcext:value-type="float">
            <text:p>2327.95199462304</text:p>
          </table:table-cell>
          <table:table-cell/>
        </table:table-row>
        <table:table-row table:style-name="ro1">
          <table:table-cell office:value-type="float" office:value="44916.1716666813" calcext:value-type="float">
            <text:p>44916.1716666813</text:p>
          </table:table-cell>
          <table:table-cell office:value-type="float" office:value="19688.6062367625" calcext:value-type="float">
            <text:p>19688.6062367625</text:p>
          </table:table-cell>
          <table:table-cell office:value-type="float" office:value="3048.55239565352" calcext:value-type="float">
            <text:p>3048.55239565352</text:p>
          </table:table-cell>
          <table:table-cell/>
        </table:table-row>
        <table:table-row table:style-name="ro1">
          <table:table-cell office:value-type="float" office:value="44917.1714071524" calcext:value-type="float">
            <text:p>44917.1714071524</text:p>
          </table:table-cell>
          <table:table-cell office:value-type="float" office:value="23464.6800925927" calcext:value-type="float">
            <text:p>23464.6800925927</text:p>
          </table:table-cell>
          <table:table-cell office:value-type="float" office:value="3782.0337241289" calcext:value-type="float">
            <text:p>3782.0337241289</text:p>
          </table:table-cell>
          <table:table-cell/>
        </table:table-row>
        <table:table-row table:style-name="ro1">
          <table:table-cell office:value-type="float" office:value="44919.4049390308" calcext:value-type="float">
            <text:p>44919.4049390308</text:p>
          </table:table-cell>
          <table:table-cell office:value-type="float" office:value="26807.1634138227" calcext:value-type="float">
            <text:p>26807.1634138227</text:p>
          </table:table-cell>
          <table:table-cell office:value-type="float" office:value="4535.24343103142" calcext:value-type="float">
            <text:p>4535.24343103142</text:p>
          </table:table-cell>
          <table:table-cell/>
        </table:table-row>
        <table:table-row table:style-name="ro1">
          <table:table-cell office:value-type="float" office:value="44923.0835598223" calcext:value-type="float">
            <text:p>44923.0835598223</text:p>
          </table:table-cell>
          <table:table-cell office:value-type="float" office:value="29751.3488944462" calcext:value-type="float">
            <text:p>29751.3488944462</text:p>
          </table:table-cell>
          <table:table-cell office:value-type="float" office:value="5308.20044353324" calcext:value-type="float">
            <text:p>5308.20044353324</text:p>
          </table:table-cell>
          <table:table-cell/>
        </table:table-row>
        <table:table-row table:style-name="ro1">
          <table:table-cell office:value-type="float" office:value="44927.5982246889" calcext:value-type="float">
            <text:p>44927.5982246889</text:p>
          </table:table-cell>
          <table:table-cell office:value-type="float" office:value="32279.6695253819" calcext:value-type="float">
            <text:p>32279.6695253819</text:p>
          </table:table-cell>
          <table:table-cell office:value-type="float" office:value="6028.81414569217" calcext:value-type="float">
            <text:p>6028.81414569217</text:p>
          </table:table-cell>
          <table:table-cell/>
        </table:table-row>
        <table:table-row table:style-name="ro1">
          <table:table-cell office:value-type="float" office:value="44932.0232440005" calcext:value-type="float">
            <text:p>44932.0232440005</text:p>
          </table:table-cell>
          <table:table-cell office:value-type="float" office:value="34386.7647319943" calcext:value-type="float">
            <text:p>34386.7647319943</text:p>
          </table:table-cell>
          <table:table-cell office:value-type="float" office:value="6588.05850539384" calcext:value-type="float">
            <text:p>6588.05850539384</text:p>
          </table:table-cell>
          <table:table-cell/>
        </table:table-row>
        <table:table-row table:style-name="ro1">
          <table:table-cell office:value-type="float" office:value="44935.8993262369" calcext:value-type="float">
            <text:p>44935.8993262369</text:p>
          </table:table-cell>
          <table:table-cell office:value-type="float" office:value="36078.9580677992" calcext:value-type="float">
            <text:p>36078.9580677992</text:p>
          </table:table-cell>
          <table:table-cell office:value-type="float" office:value="6899.82053135782" calcext:value-type="float">
            <text:p>6899.82053135782</text:p>
          </table:table-cell>
          <table:table-cell/>
        </table:table-row>
        <table:table-row table:style-name="ro1">
          <table:table-cell office:value-type="float" office:value="44939.5124329228" calcext:value-type="float">
            <text:p>44939.5124329228</text:p>
          </table:table-cell>
          <table:table-cell office:value-type="float" office:value="37127.5417280623" calcext:value-type="float">
            <text:p>37127.5417280623</text:p>
          </table:table-cell>
          <table:table-cell office:value-type="float" office:value="6915.41221698434" calcext:value-type="float">
            <text:p>6915.41221698434</text:p>
          </table:table-cell>
          <table:table-cell/>
        </table:table-row>
        <table:table-row table:style-name="ro1">
          <table:table-cell office:value-type="float" office:value="44943.3981211192" calcext:value-type="float">
            <text:p>44943.3981211192</text:p>
          </table:table-cell>
          <table:table-cell office:value-type="float" office:value="36917.1029390842" calcext:value-type="float">
            <text:p>36917.1029390842</text:p>
          </table:table-cell>
          <table:table-cell office:value-type="float" office:value="6611.92270208974" calcext:value-type="float">
            <text:p>6611.92270208974</text:p>
          </table:table-cell>
          <table:table-cell/>
        </table:table-row>
        <table:table-row table:style-name="ro1">
          <table:table-cell office:value-type="float" office:value="44947.6079136136" calcext:value-type="float">
            <text:p>44947.6079136136</text:p>
          </table:table-cell>
          <table:table-cell office:value-type="float" office:value="34852.7077970612" calcext:value-type="float">
            <text:p>34852.7077970612</text:p>
          </table:table-cell>
          <table:table-cell office:value-type="float" office:value="6022.88463389832" calcext:value-type="float">
            <text:p>6022.88463389832</text:p>
          </table:table-cell>
          <table:table-cell/>
        </table:table-row>
        <table:table-row table:style-name="ro1">
          <table:table-cell office:value-type="float" office:value="44951.5422627716" calcext:value-type="float">
            <text:p>44951.5422627716</text:p>
          </table:table-cell>
          <table:table-cell office:value-type="float" office:value="31226.945927455" calcext:value-type="float">
            <text:p>31226.945927455</text:p>
          </table:table-cell>
          <table:table-cell office:value-type="float" office:value="5318.33161529675" calcext:value-type="float">
            <text:p>5318.33161529675</text:p>
          </table:table-cell>
          <table:table-cell/>
        </table:table-row>
        <table:table-row table:style-name="ro1">
          <table:table-cell office:value-type="float" office:value="44954.5857718359" calcext:value-type="float">
            <text:p>44954.5857718359</text:p>
          </table:table-cell>
          <table:table-cell office:value-type="float" office:value="27740.0761630243" calcext:value-type="float">
            <text:p>27740.0761630243</text:p>
          </table:table-cell>
          <table:table-cell office:value-type="float" office:value="4836.46450956638" calcext:value-type="float">
            <text:p>4836.46450956638</text:p>
          </table:table-cell>
          <table:table-cell/>
        </table:table-row>
        <table:table-row table:style-name="ro1">
          <table:table-cell office:value-type="float" office:value="44956.9300375122" calcext:value-type="float">
            <text:p>44956.9300375122</text:p>
          </table:table-cell>
          <table:table-cell office:value-type="float" office:value="26860.006835799" calcext:value-type="float">
            <text:p>26860.006835799</text:p>
          </table:table-cell>
          <table:table-cell office:value-type="float" office:value="4956.85734192091" calcext:value-type="float">
            <text:p>4956.85734192091</text:p>
          </table:table-cell>
          <table:table-cell/>
        </table:table-row>
        <table:table-row table:style-name="ro1">
          <table:table-cell office:value-type="float" office:value="44959.7033403278" calcext:value-type="float">
            <text:p>44959.7033403278</text:p>
          </table:table-cell>
          <table:table-cell office:value-type="float" office:value="30129.9265000969" calcext:value-type="float">
            <text:p>30129.9265000969</text:p>
          </table:table-cell>
          <table:table-cell office:value-type="float" office:value="5836.28207786229" calcext:value-type="float">
            <text:p>5836.28207786229</text:p>
          </table:table-cell>
          <table:table-cell/>
        </table:table-row>
        <table:table-row table:style-name="ro1">
          <table:table-cell office:value-type="float" office:value="44964.1491150459" calcext:value-type="float">
            <text:p>44964.1491150459</text:p>
          </table:table-cell>
          <table:table-cell office:value-type="float" office:value="36627.7923260138" calcext:value-type="float">
            <text:p>36627.7923260138</text:p>
          </table:table-cell>
          <table:table-cell office:value-type="float" office:value="7194.19394435332" calcext:value-type="float">
            <text:p>7194.19394435332</text:p>
          </table:table-cell>
          <table:table-cell/>
        </table:table-row>
        <table:table-row table:style-name="ro1">
          <table:table-cell office:value-type="float" office:value="44970.5253248811" calcext:value-type="float">
            <text:p>44970.5253248811</text:p>
          </table:table-cell>
          <table:table-cell office:value-type="float" office:value="42968.1450314872" calcext:value-type="float">
            <text:p>42968.1450314872</text:p>
          </table:table-cell>
          <table:table-cell office:value-type="float" office:value="8361.21496848647" calcext:value-type="float">
            <text:p>8361.21496848647</text:p>
          </table:table-cell>
          <table:table-cell/>
        </table:table-row>
        <table:table-row table:style-name="ro1">
          <table:table-cell office:value-type="float" office:value="44977.7243222677" calcext:value-type="float">
            <text:p>44977.7243222677</text:p>
          </table:table-cell>
          <table:table-cell office:value-type="float" office:value="45163.1649120607" calcext:value-type="float">
            <text:p>45163.1649120607</text:p>
          </table:table-cell>
          <table:table-cell office:value-type="float" office:value="8627.45493755936" calcext:value-type="float">
            <text:p>8627.45493755936</text:p>
          </table:table-cell>
          <table:table-cell/>
        </table:table-row>
        <table:table-row table:style-name="ro1">
          <table:table-cell office:value-type="float" office:value="44983.9949113055" calcext:value-type="float">
            <text:p>44983.9949113055</text:p>
          </table:table-cell>
          <table:table-cell office:value-type="float" office:value="41148.4480431099" calcext:value-type="float">
            <text:p>41148.4480431099</text:p>
          </table:table-cell>
          <table:table-cell office:value-type="float" office:value="7679.03368405921" calcext:value-type="float">
            <text:p>7679.03368405921</text:p>
          </table:table-cell>
          <table:table-cell/>
        </table:table-row>
        <table:table-row table:style-name="ro1">
          <table:table-cell office:value-type="float" office:value="44988.1580583593" calcext:value-type="float">
            <text:p>44988.1580583593</text:p>
          </table:table-cell>
          <table:table-cell office:value-type="float" office:value="32142.2695358587" calcext:value-type="float">
            <text:p>32142.2695358587</text:p>
          </table:table-cell>
          <table:table-cell office:value-type="float" office:value="5810.0295586935" calcext:value-type="float">
            <text:p>5810.0295586935</text:p>
          </table:table-cell>
          <table:table-cell/>
        </table:table-row>
        <table:table-row table:style-name="ro1">
          <table:table-cell office:value-type="float" office:value="44990.2827355584" calcext:value-type="float">
            <text:p>44990.2827355584</text:p>
          </table:table-cell>
          <table:table-cell office:value-type="float" office:value="21850.7158196598" calcext:value-type="float">
            <text:p>21850.7158196598</text:p>
          </table:table-cell>
          <table:table-cell office:value-type="float" office:value="3748.55761141038" calcext:value-type="float">
            <text:p>3748.55761141038</text:p>
          </table:table-cell>
          <table:table-cell/>
        </table:table-row>
        <table:table-row table:style-name="ro1">
          <table:table-cell office:value-type="float" office:value="44991.320700466" calcext:value-type="float">
            <text:p>44991.320700466</text:p>
          </table:table-cell>
          <table:table-cell office:value-type="float" office:value="14169.9952539901" calcext:value-type="float">
            <text:p>14169.9952539901</text:p>
          </table:table-cell>
          <table:table-cell office:value-type="float" office:value="2224.20022168828" calcext:value-type="float">
            <text:p>2224.20022168828</text:p>
          </table:table-cell>
          <table:table-cell/>
        </table:table-row>
        <table:table-row table:style-name="ro1">
          <table:table-cell office:value-type="float" office:value="44992.1601169505" calcext:value-type="float">
            <text:p>44992.1601169505</text:p>
          </table:table-cell>
          <table:table-cell office:value-type="float" office:value="11096.0185382236" calcext:value-type="float">
            <text:p>11096.0185382236</text:p>
          </table:table-cell>
          <table:table-cell office:value-type="float" office:value="1589.50911926145" calcext:value-type="float">
            <text:p>1589.50911926145</text:p>
          </table:table-cell>
          <table:table-cell/>
        </table:table-row>
        <table:table-row table:style-name="ro1">
          <table:table-cell office:value-type="float" office:value="44993.0250925209" calcext:value-type="float">
            <text:p>44993.0250925209</text:p>
          </table:table-cell>
          <table:table-cell office:value-type="float" office:value="12195.4164321284" calcext:value-type="float">
            <text:p>12195.4164321284</text:p>
          </table:table-cell>
          <table:table-cell office:value-type="float" office:value="1740.18266387103" calcext:value-type="float">
            <text:p>1740.18266387103</text:p>
          </table:table-cell>
          <table:table-cell/>
        </table:table-row>
        <table:table-row table:style-name="ro1">
          <table:table-cell office:value-type="float" office:value="44993.70682956" calcext:value-type="float">
            <text:p>44993.70682956</text:p>
          </table:table-cell>
          <table:table-cell office:value-type="float" office:value="15640.7180663981" calcext:value-type="float">
            <text:p>15640.7180663981</text:p>
          </table:table-cell>
          <table:table-cell office:value-type="float" office:value="2327.95199462304" calcext:value-type="float">
            <text:p>2327.95199462304</text:p>
          </table:table-cell>
          <table:table-cell/>
        </table:table-row>
        <table:table-row table:style-name="ro1">
          <table:table-cell office:value-type="float" office:value="44994.2431091416" calcext:value-type="float">
            <text:p>44994.2431091416</text:p>
          </table:table-cell>
          <table:table-cell office:value-type="float" office:value="19688.6062367625" calcext:value-type="float">
            <text:p>19688.6062367625</text:p>
          </table:table-cell>
          <table:table-cell office:value-type="float" office:value="3048.55239565352" calcext:value-type="float">
            <text:p>3048.55239565352</text:p>
          </table:table-cell>
          <table:table-cell/>
        </table:table-row>
        <table:table-row table:style-name="ro1">
          <table:table-cell office:value-type="float" office:value="44995.2428496127" calcext:value-type="float">
            <text:p>44995.2428496127</text:p>
          </table:table-cell>
          <table:table-cell office:value-type="float" office:value="23464.6800925927" calcext:value-type="float">
            <text:p>23464.6800925927</text:p>
          </table:table-cell>
          <table:table-cell office:value-type="float" office:value="3782.0337241289" calcext:value-type="float">
            <text:p>3782.0337241289</text:p>
          </table:table-cell>
          <table:table-cell/>
        </table:table-row>
        <table:table-row table:style-name="ro1">
          <table:table-cell office:value-type="float" office:value="44997.4763814911" calcext:value-type="float">
            <text:p>44997.4763814911</text:p>
          </table:table-cell>
          <table:table-cell office:value-type="float" office:value="26807.1634138227" calcext:value-type="float">
            <text:p>26807.1634138227</text:p>
          </table:table-cell>
          <table:table-cell office:value-type="float" office:value="4535.24343103142" calcext:value-type="float">
            <text:p>4535.24343103142</text:p>
          </table:table-cell>
          <table:table-cell/>
        </table:table-row>
        <table:table-row table:style-name="ro1">
          <table:table-cell office:value-type="float" office:value="45001.1550022826" calcext:value-type="float">
            <text:p>45001.1550022826</text:p>
          </table:table-cell>
          <table:table-cell office:value-type="float" office:value="29751.3488944462" calcext:value-type="float">
            <text:p>29751.3488944462</text:p>
          </table:table-cell>
          <table:table-cell office:value-type="float" office:value="5308.20044353324" calcext:value-type="float">
            <text:p>5308.20044353324</text:p>
          </table:table-cell>
          <table:table-cell/>
        </table:table-row>
        <table:table-row table:style-name="ro1">
          <table:table-cell office:value-type="float" office:value="45005.6696671492" calcext:value-type="float">
            <text:p>45005.6696671492</text:p>
          </table:table-cell>
          <table:table-cell office:value-type="float" office:value="32279.6695253819" calcext:value-type="float">
            <text:p>32279.6695253819</text:p>
          </table:table-cell>
          <table:table-cell office:value-type="float" office:value="6028.81414569217" calcext:value-type="float">
            <text:p>6028.81414569217</text:p>
          </table:table-cell>
          <table:table-cell/>
        </table:table-row>
        <table:table-row table:style-name="ro1">
          <table:table-cell office:value-type="float" office:value="45010.0946864608" calcext:value-type="float">
            <text:p>45010.0946864608</text:p>
          </table:table-cell>
          <table:table-cell office:value-type="float" office:value="34386.7647319943" calcext:value-type="float">
            <text:p>34386.7647319943</text:p>
          </table:table-cell>
          <table:table-cell office:value-type="float" office:value="6588.05850539384" calcext:value-type="float">
            <text:p>6588.05850539384</text:p>
          </table:table-cell>
          <table:table-cell/>
        </table:table-row>
        <table:table-row table:style-name="ro1">
          <table:table-cell office:value-type="float" office:value="45013.9707686972" calcext:value-type="float">
            <text:p>45013.9707686972</text:p>
          </table:table-cell>
          <table:table-cell office:value-type="float" office:value="36078.9580677992" calcext:value-type="float">
            <text:p>36078.9580677992</text:p>
          </table:table-cell>
          <table:table-cell office:value-type="float" office:value="6899.82053135782" calcext:value-type="float">
            <text:p>6899.82053135782</text:p>
          </table:table-cell>
          <table:table-cell/>
        </table:table-row>
        <table:table-row table:style-name="ro1">
          <table:table-cell office:value-type="float" office:value="45017.5838753831" calcext:value-type="float">
            <text:p>45017.5838753831</text:p>
          </table:table-cell>
          <table:table-cell office:value-type="float" office:value="37127.5417280623" calcext:value-type="float">
            <text:p>37127.5417280623</text:p>
          </table:table-cell>
          <table:table-cell office:value-type="float" office:value="6915.41221698434" calcext:value-type="float">
            <text:p>6915.41221698434</text:p>
          </table:table-cell>
          <table:table-cell/>
        </table:table-row>
        <table:table-row table:style-name="ro1">
          <table:table-cell office:value-type="float" office:value="45021.4695635795" calcext:value-type="float">
            <text:p>45021.4695635795</text:p>
          </table:table-cell>
          <table:table-cell office:value-type="float" office:value="36917.1029390842" calcext:value-type="float">
            <text:p>36917.1029390842</text:p>
          </table:table-cell>
          <table:table-cell office:value-type="float" office:value="6611.92270208974" calcext:value-type="float">
            <text:p>6611.92270208974</text:p>
          </table:table-cell>
          <table:table-cell/>
        </table:table-row>
        <table:table-row table:style-name="ro1">
          <table:table-cell office:value-type="float" office:value="45025.6793560739" calcext:value-type="float">
            <text:p>45025.6793560739</text:p>
          </table:table-cell>
          <table:table-cell office:value-type="float" office:value="34852.7077970612" calcext:value-type="float">
            <text:p>34852.7077970612</text:p>
          </table:table-cell>
          <table:table-cell office:value-type="float" office:value="6022.88463389832" calcext:value-type="float">
            <text:p>6022.88463389832</text:p>
          </table:table-cell>
          <table:table-cell/>
        </table:table-row>
        <table:table-row table:style-name="ro1">
          <table:table-cell office:value-type="float" office:value="45029.6137052319" calcext:value-type="float">
            <text:p>45029.6137052319</text:p>
          </table:table-cell>
          <table:table-cell office:value-type="float" office:value="31226.945927455" calcext:value-type="float">
            <text:p>31226.945927455</text:p>
          </table:table-cell>
          <table:table-cell office:value-type="float" office:value="5318.33161529675" calcext:value-type="float">
            <text:p>5318.33161529675</text:p>
          </table:table-cell>
          <table:table-cell/>
        </table:table-row>
        <table:table-row table:style-name="ro1">
          <table:table-cell office:value-type="float" office:value="45032.6572142962" calcext:value-type="float">
            <text:p>45032.6572142962</text:p>
          </table:table-cell>
          <table:table-cell office:value-type="float" office:value="27740.0761630243" calcext:value-type="float">
            <text:p>27740.0761630243</text:p>
          </table:table-cell>
          <table:table-cell office:value-type="float" office:value="4836.46450956638" calcext:value-type="float">
            <text:p>4836.46450956638</text:p>
          </table:table-cell>
          <table:table-cell/>
        </table:table-row>
        <table:table-row table:style-name="ro1">
          <table:table-cell office:value-type="float" office:value="45035.0014799725" calcext:value-type="float">
            <text:p>45035.0014799725</text:p>
          </table:table-cell>
          <table:table-cell office:value-type="float" office:value="26860.006835799" calcext:value-type="float">
            <text:p>26860.006835799</text:p>
          </table:table-cell>
          <table:table-cell office:value-type="float" office:value="4956.85734192091" calcext:value-type="float">
            <text:p>4956.85734192091</text:p>
          </table:table-cell>
          <table:table-cell/>
        </table:table-row>
        <table:table-row table:style-name="ro1">
          <table:table-cell office:value-type="float" office:value="45037.7747827881" calcext:value-type="float">
            <text:p>45037.7747827881</text:p>
          </table:table-cell>
          <table:table-cell office:value-type="float" office:value="30129.9265000969" calcext:value-type="float">
            <text:p>30129.9265000969</text:p>
          </table:table-cell>
          <table:table-cell office:value-type="float" office:value="5836.28207786229" calcext:value-type="float">
            <text:p>5836.28207786229</text:p>
          </table:table-cell>
          <table:table-cell/>
        </table:table-row>
        <table:table-row table:style-name="ro1">
          <table:table-cell office:value-type="float" office:value="45042.2205575062" calcext:value-type="float">
            <text:p>45042.2205575062</text:p>
          </table:table-cell>
          <table:table-cell office:value-type="float" office:value="36627.7923260138" calcext:value-type="float">
            <text:p>36627.7923260138</text:p>
          </table:table-cell>
          <table:table-cell office:value-type="float" office:value="7194.19394435332" calcext:value-type="float">
            <text:p>7194.19394435332</text:p>
          </table:table-cell>
          <table:table-cell/>
        </table:table-row>
        <table:table-row table:style-name="ro1">
          <table:table-cell office:value-type="float" office:value="45048.5967673414" calcext:value-type="float">
            <text:p>45048.5967673414</text:p>
          </table:table-cell>
          <table:table-cell office:value-type="float" office:value="42968.1450314872" calcext:value-type="float">
            <text:p>42968.1450314872</text:p>
          </table:table-cell>
          <table:table-cell office:value-type="float" office:value="8361.21496848647" calcext:value-type="float">
            <text:p>8361.21496848647</text:p>
          </table:table-cell>
          <table:table-cell/>
        </table:table-row>
        <table:table-row table:style-name="ro1">
          <table:table-cell office:value-type="float" office:value="45055.795764728" calcext:value-type="float">
            <text:p>45055.795764728</text:p>
          </table:table-cell>
          <table:table-cell office:value-type="float" office:value="45163.1649120607" calcext:value-type="float">
            <text:p>45163.1649120607</text:p>
          </table:table-cell>
          <table:table-cell office:value-type="float" office:value="8627.45493755936" calcext:value-type="float">
            <text:p>8627.45493755936</text:p>
          </table:table-cell>
          <table:table-cell/>
        </table:table-row>
        <table:table-row table:style-name="ro1">
          <table:table-cell office:value-type="float" office:value="45062.0663537658" calcext:value-type="float">
            <text:p>45062.0663537658</text:p>
          </table:table-cell>
          <table:table-cell office:value-type="float" office:value="41148.4480431099" calcext:value-type="float">
            <text:p>41148.4480431099</text:p>
          </table:table-cell>
          <table:table-cell office:value-type="float" office:value="7679.03368405921" calcext:value-type="float">
            <text:p>7679.033684059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data_transfer</text:p>
          </table:table-cell>
          <table:table-cell office:value-type="string" calcext:value-type="string">
            <text:p>reques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09:43:48.1584451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15:22:36.352599565</meta:creation-date>
    <dc:date>2019-12-28T12:05:29.315409315</dc:date>
    <meta:editing-duration>PT1H40M17S</meta:editing-duration>
    <meta:editing-cycles>3</meta:editing-cycles>
    <meta:generator>LibreOffice/6.0.7.3$Linux_X86_64 LibreOffice_project/00m0$Build-3</meta:generator>
    <meta:document-statistic meta:table-count="1" meta:cell-count="321" meta:object-count="0"/>
  </office:meta>
</office:document-meta>
</file>